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3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5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6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7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ableColumn10" style:family="table-column">
      <style:table-column-properties style:column-width="2.2312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Column12" style:family="table-column">
      <style:table-column-properties style:column-width="2.2312in" style:use-optimal-column-width="false"/>
    </style:style>
    <style:style style:name="Table9" style:family="table">
      <style:table-properties style:width="6.6937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625in solid #000000" fo:border-left="0.0625in solid #000000" fo:border-bottom="0.0625in solid #000000" fo:border-right="0.0034in solid #000000" fo:background-color="#FFFFFF" fo:padding-top="0in" fo:padding-left="0.0381in" fo:padding-bottom="0in" fo:padding-right="0.0381in"/>
    </style:style>
    <style:style style:name="P15" style:parent-style-name="Normal" style:family="paragraph">
      <style:paragraph-properties fo:text-align="center"/>
    </style:style>
    <style:style style:name="T16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ableCell17" style:family="table-cell">
      <style:table-cell-properties fo:border-top="0.0625in solid #000000" fo:border-left="0.0625in solid #000000" fo:border-bottom="0.0625in solid #000000" fo:border-right="0.0034in solid #000000" fo:background-color="#FFFFFF" fo:padding-top="0in" fo:padding-left="0.0381in" fo:padding-bottom="0in" fo:padding-right="0.0381in"/>
    </style:style>
    <style:style style:name="P18" style:parent-style-name="Normal" style:family="paragraph">
      <style:paragraph-properties fo:text-align="center"/>
    </style:style>
    <style:style style:name="T1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ableCell20" style:family="table-cell">
      <style:table-cell-properties fo:border="0.0625in solid #000000" fo:background-color="#FFFFFF" fo:padding-top="0in" fo:padding-left="0.0381in" fo:padding-bottom="0in" fo:padding-right="0.0381in"/>
    </style:style>
    <style:style style:name="P21" style:parent-style-name="Normal" style:family="paragraph">
      <style:paragraph-properties fo:text-align="center"/>
    </style:style>
    <style:style style:name="T2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ableRow23" style:family="table-row">
      <style:table-row-properties style:min-row-height="0.3916in" style:use-optimal-row-height="false"/>
    </style:style>
    <style:style style:name="TableCell24" style:family="table-cell">
      <style:table-cell-properties fo:border-top="0.0034in solid #000000" fo:border-left="0.0625in solid #000000" fo:border-bottom="0.0625in solid #000000" fo:border-right="0.0034in solid #000000" fo:background-color="#FFFFFF" fo:padding-top="0in" fo:padding-left="0.0381in" fo:padding-bottom="0in" fo:padding-right="0.0381in"/>
    </style:style>
    <style:style style:name="P25" style:parent-style-name="Normal" style:family="paragraph">
      <style:paragraph-properties fo:text-align="center"/>
    </style:style>
    <style:style style:name="T26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ableCell27" style:family="table-cell">
      <style:table-cell-properties fo:border-top="0.0034in solid #000000" fo:border-left="0.0625in solid #000000" fo:border-bottom="0.0625in solid #000000" fo:border-right="0.0034in solid #000000" fo:background-color="#FFFFFF" fo:padding-top="0in" fo:padding-left="0.0381in" fo:padding-bottom="0in" fo:padding-right="0.0381in"/>
    </style:style>
    <style:style style:name="P28" style:parent-style-name="Normal" style:family="paragraph">
      <style:paragraph-properties fo:text-align="center"/>
    </style:style>
    <style:style style:name="T2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ableCell30" style:family="table-cell">
      <style:table-cell-properties fo:border-top="0.0034in solid #000000" fo:border-left="0.0625in solid #000000" fo:border-bottom="0.0625in solid #000000" fo:border-right="0.0625in solid #000000" fo:background-color="#FFFFFF" fo:padding-top="0in" fo:padding-left="0.0381in" fo:padding-bottom="0in" fo:padding-right="0.0381in"/>
    </style:style>
    <style:style style:name="P31" style:parent-style-name="Normal" style:family="paragraph">
      <style:paragraph-properties fo:text-align="center"/>
    </style:style>
    <style:style style:name="T3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33" style:parent-style-name="Policepardéfau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35" style:parent-style-name="Policepardéfau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6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37" style:parent-style-name="Policepardéfau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38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3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4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41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4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43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44" style:parent-style-name="Policepardéfaut" style:family="text">
      <style:text-properties style:font-name="Times New Roman" style:font-name-asian="Times New Roman" style:font-name-complex="Times New Roman" fo:font-weight="bold" style:font-weight-asian="bold" fo:font-size="13pt" style:font-size-asian="13pt"/>
    </style:style>
    <style:style style:name="T4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46" style:parent-style-name="Policepardéfaut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4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48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49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5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51" style:parent-style-name="Policepardéfaut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5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53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5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5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56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5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58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59" style:parent-style-name="Policepardéfaut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60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1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2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3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4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5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6" style:parent-style-name="Policepardéfaut" style:family="text">
      <style:text-properties style:font-name="Times New Roman" style:font-name-asian="Times New Roman" style:font-name-complex="Times New Roman" fo:color="#FF3333" fo:font-size="12pt" style:font-size-asian="12pt"/>
    </style:style>
    <style:style style:name="T67" style:parent-style-name="Policepardéfaut" style:family="text">
      <style:text-properties style:font-name="Times New Roman" style:font-name-asian="Times New Roman" style:font-name-complex="Times New Roman" fo:font-size="12pt" style:font-size-asian="12pt"/>
    </style:style>
    <style:style style:name="T68" style:parent-style-name="Policepardéfaut" style:family="text">
      <style:text-properties style:font-name="Times New Roman" style:font-name-asian="Times New Roman" style:font-name-complex="Times New Roman" fo:color="#FF3333" fo:font-size="12pt" style:font-size-asian="12pt"/>
    </style:style>
  </office:automatic-styles>
  <office:body>
    <office:text text:use-soft-page-breaks="true">
      <text:p text:style-name="P1"><text:span text:style-name="T2">Tyagi</text:span></text:p>
      <text:p text:style-name="Normal"><text:span text:style-name="T3">vie:</text:span><text:span text:style-name="T4"><text:s/>14</text:span></text:p>
      <text:p text:style-name="Normal"><text:span text:style-name="T5">psy:</text:span><text:span text:style-name="T6"><text:s/>4</text:span></text:p>
      <text:p text:style-name="Normal"><text:span text:style-name="T7">armure:</text:span><text:span text:style-name="T8"><text:s/>5 (peau+cotte de maille) + 3 (feu)</text:span></text:p>
      <text:p text:style-name="Normal"/>
      <text:p text:style-name="Normal"/>
      <text:p text:style-name="Normal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pan text:style-name="T16">Physique</text:span></text:p>
          </table:table-cell>
          <table:table-cell table:style-name="TableCell17">
            <text:p text:style-name="P18"><text:span text:style-name="T19">Social</text:span></text:p>
          </table:table-cell>
          <table:table-cell table:style-name="TableCell20">
            <text:p text:style-name="P21"><text:span text:style-name="T22">Mental</text:span></text:p>
          </table:table-cell>
        </table:table-row>
        <table:table-row table:style-name="TableRow23">
          <table:table-cell table:style-name="TableCell24">
            <text:p text:style-name="P25"><text:span text:style-name="T26">65,00%</text:span></text:p>
          </table:table-cell>
          <table:table-cell table:style-name="TableCell27">
            <text:p text:style-name="P28"><text:span text:style-name="T29">25,00%</text:span></text:p>
          </table:table-cell>
          <table:table-cell table:style-name="TableCell30">
            <text:p text:style-name="P31"><text:span text:style-name="T32">60,00%</text:span></text:p>
          </table:table-cell>
        </table:table-row>
      </table:table>
      <text:p text:style-name="Normal"/>
      <text:p text:style-name="Normal"/>
      <text:p text:style-name="Normal"><text:span text:style-name="T33">Langues:</text:span></text:p>
      <text:p text:style-name="Normal"><text:span text:style-name="T34">basique, dragonnique.</text:span></text:p>
      <text:p text:style-name="Normal"/>
      <text:p text:style-name="Normal"/>
      <text:p text:style-name="Normal"><text:span text:style-name="T35">Posture de base:</text:span></text:p>
      <text:p text:style-name="Normal"><text:span text:style-name="T36">défensive.</text:span></text:p>
      <text:p text:style-name="Normal"/>
      <text:p text:style-name="Normal"><text:span text:style-name="T37">Compétence:</text:span></text:p>
      <text:p text:style-name="Normal"><text:span text:style-name="T38">lames: 15%,</text:span></text:p>
      <text:p text:style-name="Normal"><text:span text:style-name="T39">bouclier: 15%</text:span></text:p>
      <text:p text:style-name="Normal"><text:span text:style-name="T40">intimidation: 10%</text:span></text:p>
      <text:p text:style-name="Normal"><text:span text:style-name="T41">résistance<text:s/></text:span><text:span text:style-name="T42">élémentaire: 3 armure au feu.</text:span></text:p>
      <text:p text:style-name="Normal"><text:span text:style-name="T43">Nyctalope | ressentir la chaleur.</text:span></text:p>
      <text:p text:style-name="Normal"/>
      <text:p text:style-name="Normal"><text:span text:style-name="T44">Spell:</text:span></text:p>
      <text:p text:style-name="Normal"><text:span text:style-name="T45">jet élémentaire (feu):<text:s/></text:span><text:span text:style-name="T46">1D6</text:span><text:span text:style-name="T47"><text:s/></text:span><text:span text:style-name="T48">2 psy</text:span><text:span text:style-name="T49">,</text:span></text:p>
      <text:p text:style-name="Normal"><text:span text:style-name="T50">manteau de feu + 1 armure +<text:s/></text:span><text:span text:style-name="T51">1D4</text:span><text:span text:style-name="T52"><text:s/>CAC<text:s/></text:span><text:span text:style-name="T53">2 psy</text:span><text:span text:style-name="T54">,</text:span></text:p>
      <text:p text:style-name="Normal"><text:span text:style-name="T55">conduction de chaleur:<text:s/></text:span><text:span text:style-name="T56">1 psy.</text:span></text:p>
      <text:p text:style-name="Normal"><text:span text:style-name="T57">Passage en mode elementaire:</text:span><text:span text:style-name="T58"><text:s/>1 avantage.</text:span></text:p>
      <text:p text:style-name="Normal"/>
      <text:p text:style-name="Normal"><text:span text:style-name="T59">Stuff:</text:span></text:p>
      <text:p text:style-name="Normal"><text:span text:style-name="T60">sac bandouliere, bourse (5<text:s/></text:span><text:span text:style-name="T61">pieces d'or), gourde d'eau (pleine).</text:span></text:p>
      <text:p text:style-name="Normal"/>
      <text:p text:style-name="Normal"><text:span text:style-name="T62">Bouclier, cotte de maille (+2), peau en ecaille (+3), épée une main</text:span><text:span text:style-name="T63"><text:s/>(paralysie au toucher [pétrifie</text:span><text:span text:style-name="T64"><text:s/>– racine])</text:span><text:span text:style-name="T65">:<text:s/></text:span><text:span text:style-name="T66">4 + 1D8</text:span><text:span text:style-name="T67">, dague:<text:s/></text:span><text:span text:style-name="T68">1D4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theo argentais</dc:creator>
    <meta:creation-date>2016-12-15T19:48:00Z</meta:creation-date>
    <dc:date>2016-12-15T20:58:00Z</dc:date>
    <meta:template xlink:href="Normal.dotm" xlink:type="simple"/>
    <meta:editing-cycles>2</meta:editing-cycles>
    <meta:editing-duration>PT2700S</meta:editing-duration>
    <meta:document-statistic meta:page-count="1" meta:paragraph-count="1" meta:word-count="103" meta:character-count="669" meta:row-count="4" meta:non-whitespace-character-count="567"/>
  </office:meta>
</office:document-meta>
</file>